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paragraph-rsid="001f3b53"/>
    </style:style>
    <style:style style:name="P2" style:family="paragraph" style:parent-style-name="Heading_20_1">
      <style:text-properties fo:language="en" fo:country="GB" officeooo:rsid="001f3b53" officeooo:paragraph-rsid="001f3b53"/>
    </style:style>
    <style:style style:name="P3" style:family="paragraph" style:parent-style-name="Text_20_body" style:list-style-name="L1">
      <style:text-properties fo:language="en" fo:country="GB" officeooo:rsid="001f3b53" officeooo:paragraph-rsid="001f3b53"/>
    </style:style>
    <style:style style:name="P4" style:family="paragraph" style:parent-style-name="Text_20_body" style:list-style-name="L1">
      <style:text-properties fo:language="en" fo:country="GB" officeooo:rsid="001f570d" officeooo:paragraph-rsid="001f570d"/>
    </style:style>
    <style:style style:name="T1" style:family="text">
      <style:text-properties officeooo:rsid="001f570d"/>
    </style:style>
    <style:style style:name="T2" style:family="text">
      <style:text-properties officeooo:rsid="00200bd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Questionnaire</text:h>
      <text:list text:style-name="L1">
        <text:list-item>
          <text:p text:style-name="P3">Indicate the advantages of the use of dockers over virtual machines.</text:p>
          <text:p text:style-name="P3">Docker es más ligero y rápido que una máquina virtual, usa menos recursos, se inicia en segundos y facilita mover, actualizar y escalar aplicaciones.</text:p>
        </text:list-item>
        <text:list-item>
          <text:p text:style-name="P3">Explain de difference between an image and a container.</text:p>
          <text:p text:style-name="P3">La imagen es el modelo, y el contenedor es el objeto creado a partir de ese modelo.</text:p>
        </text:list-item>
        <text:list-item>
          <text:p text:style-name="P3">Explain de difference between a registry and a repository.</text:p>
          <text:p text:style-name="P3">Un <text:span text:style-name="T1">registry</text:span> es el servicio que guarda y distribuye imágenes de Docker <text:span text:style-name="T2">mientras que u</text:span>n repositorio es un conjunto de imágenes dentro de ese registro.</text:p>
        </text:list-item>
        <text:list-item>
          <text:p text:style-name="P3">If we modify a container. Do these changes persist when we stop the container?</text:p>
          <text:p text:style-name="P3"><text:span text:style-name="T1">L</text:span>os cambios dentro de un contenedor se mantienen si lo detienes y lo vuelves a arrancar, pero se pierden si borras el contenedor.</text:p>
        </text:list-item>
        <text:list-item>
          <text:p text:style-name="P3">Write the command to list all the containers that exist in our system.</text:p>
          <text:p text:style-name="P4">Docker ps -a.</text:p>
        </text:list-item>
        <text:list-item>
          <text:p text:style-name="P3">Indicate the differences between docker run and docker exec.</text:p>
          <text:p text:style-name="P4">Docker run crea un nuevo contenedor mientras que docker exec te permite ejecuta<text:span text:style-name="T2">r</text:span> un comando dentro de un contenedor en ejecución.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gl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15T10:36:49.820414754</dc:date>
    <meta:editing-duration>PT19M23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3" meta:word-count="185" meta:character-count="1065" meta:non-whitespace-character-count="899"/>
  </office:meta>
</office:document-meta>
</file>